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list-style-name="WWNum4">
      <style:paragraph-properties fo:margin-left="0.5in" fo:margin-right="0in" fo:orphans="0" fo:widows="0" fo:text-indent="-0.25in" style:auto-text-indent="false"/>
    </style:style>
    <style:style style:name="P3" style:family="paragraph" style:parent-style-name="Standard" style:list-style-name="WWNum3">
      <style:paragraph-properties fo:margin-left="0.5in" fo:margin-right="0in" fo:orphans="0" fo:widows="0" fo:text-indent="-0.25in" style:auto-text-indent="false"/>
    </style:style>
    <style:style style:name="P4" style:family="paragraph" style:parent-style-name="Standard" style:list-style-name="WWNum2">
      <style:paragraph-properties fo:margin-left="0.5in" fo:margin-right="0in" fo:orphans="0" fo:widows="0" fo:text-indent="-0.25in" style:auto-text-indent="false"/>
    </style:style>
    <style:style style:name="P5" style:family="paragraph" style:parent-style-name="Standard" style:list-style-name="WWNum1">
      <style:paragraph-properties fo:margin-left="0.5in" fo:margin-right="0in" fo:orphans="0" fo:widows="0" fo:text-indent="-0.25in" style:auto-text-indent="false"/>
    </style:style>
    <style:style style:name="P6" style:family="paragraph" style:parent-style-name="Standard" style:list-style-name="WWNum4">
      <style:paragraph-properties fo:margin-left="1in" fo:margin-right="0in" fo:orphans="0" fo:widows="0" fo:text-indent="-0.25in" style:auto-text-indent="false"/>
    </style:style>
    <style:style style:name="P7" style:family="paragraph" style:parent-style-name="Standard" style:list-style-name="WWNum3">
      <style:paragraph-properties fo:margin-left="1in" fo:margin-right="0in" fo:orphans="0" fo:widows="0" fo:text-indent="-0.25in" style:auto-text-indent="false"/>
    </style:style>
    <style:style style:name="P8" style:family="paragraph" style:parent-style-name="Standard" style:list-style-name="WWNum2">
      <style:paragraph-properties fo:margin-left="1in" fo:margin-right="0in" fo:orphans="0" fo:widows="0" fo:text-indent="-0.25in" style:auto-text-indent="false"/>
    </style:style>
    <style:style style:name="P9" style:family="paragraph" style:parent-style-name="Standard" style:list-style-name="WWNum1">
      <style:paragraph-properties fo:margin-left="1in" fo:margin-right="0in" fo:orphans="0" fo:widows="0" fo:text-indent="-0.25in" style:auto-text-indent="false"/>
    </style:style>
    <style:style style:name="P10" style:family="paragraph" style:parent-style-name="Standard">
      <style:paragraph-properties fo:margin-left="0.5in" fo:margin-right="0in" fo:orphans="0" fo:widows="0" fo:text-indent="0.5in" style:auto-text-indent="false"/>
    </style:style>
    <style:style style:name="P11" style:family="paragraph" style:parent-style-name="Standard">
      <style:paragraph-properties fo:padding="0in" fo:border="none"/>
    </style:style>
    <style:style style:name="P12" style:family="paragraph" style:parent-style-name="Standard">
      <style:paragraph-properties fo:orphans="0" fo:widows="0" fo:padding="0in" fo:border="none"/>
    </style:style>
    <style:style style:name="P13" style:family="paragraph" style:parent-style-name="Heading_20_2">
      <style:paragraph-properties fo:margin-top="0.25in" fo:margin-bottom="0.0555in" loext:contextual-spacing="false" fo:line-height="100%" fo:keep-together="auto" fo:orphans="0" fo:widows="0" fo:keep-with-next="auto"/>
    </style:style>
    <style:style style:name="P14" style:family="paragraph" style:parent-style-name="Heading_20_1">
      <style:paragraph-properties fo:margin-top="0.1665in" fo:margin-bottom="0.1665in" loext:contextual-spacing="false" fo:line-height="100%" fo:text-align="center" style:justify-single-word="false" fo:orphans="0" fo:widows="0" fo:padding="0in" fo:border="none"/>
    </style:style>
    <style:style style:name="P15" style:family="paragraph" style:parent-style-name="Heading_20_1" style:master-page-name="Standard">
      <style:paragraph-properties fo:margin-top="0.1665in" fo:margin-bottom="0.1665in" loext:contextual-spacing="false" fo:line-height="100%" fo:text-align="center" style:justify-single-word="false" fo:orphans="0" fo:widows="0" style:page-number="1" fo:padding="0in" fo:border="none"/>
    </style:style>
    <style:style style:name="P16" style:family="paragraph" style:parent-style-name="Heading_20_3">
      <style:paragraph-properties fo:margin-top="0.1945in" fo:margin-bottom="0.0555in" loext:contextual-spacing="false" fo:line-height="100%" fo:keep-together="auto" fo:orphans="0" fo:widows="0" fo:keep-with-next="auto"/>
    </style:style>
    <style:style style:name="P17" style:family="paragraph">
      <loext:graphic-properties draw:fill="solid" draw:fill-color="#a0a0a0"/>
      <style:paragraph-properties fo:text-align="center"/>
    </style:style>
    <style:style style:name="T1" style:family="text">
      <style:text-properties fo:color="#0000ff" style:font-name="Arial" fo:font-size="24pt" fo:font-weight="bold" style:font-name-asian="Arial1" style:font-size-asian="24pt" style:font-weight-asian="bold" style:font-name-complex="Arial1" style:font-size-complex="24pt"/>
    </style:style>
    <style:style style:name="T2" style:family="text">
      <style:text-properties style:font-name="Arial" fo:font-size="17pt" style:font-name-asian="Arial1" style:font-size-asian="17pt" style:font-name-complex="Arial1" style:font-size-complex="17pt"/>
    </style:style>
    <style:style style:name="T3" style:family="text">
      <style:text-properties fo:background-color="#ffffff"/>
    </style:style>
    <style:style style:name="T4" style:family="text">
      <style:text-properties fo:color="#000000" style:font-name="Arial" fo:font-size="13pt" style:font-name-asian="Arial1" style:font-size-asian="13pt" style:font-name-complex="Arial1" style:font-size-complex="13pt"/>
    </style:style>
    <style:style style:name="T5" style:family="text">
      <style:text-properties fo:color="#000000" style:font-name="Arial" style:font-name-asian="Arial1" style:font-name-complex="Arial1"/>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style:text-underline-style="solid" style:text-underline-width="auto" style:text-underline-color="font-color"/>
    </style:style>
    <style:style style:name="T9" style:family="text">
      <style:text-properties style:font-name="Courier New" style:font-name-asian="Courier New1" style:font-name-complex="Courier New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Assignment 02 - </text:span></text:p>
      <text:p text:style-name="P14"><text:span text:style-name="T1">Student Records</text:span></text:p>
      <text:p text:style-name="P13"><text:bookmark text:name="_217swtocxie"/><text:span text:style-name="T2">Objective</text:span></text:p>
      <text:p text:style-name="P1"><text:span text:style-name="T3">To gain experience with using an array of structures, as well as with dynamic allocation of an array. This program provides further practice in file input/output, as well.</text:span></text:p>
      <text:p text:style-name="P13"><text:bookmark text:name="_k1rvaw1q7hbd"/><text:span text:style-name="T2">Task</text:span></text:p>
      <text:p text:style-name="P1"><text:span text:style-name="T3">You will write a program that reads and stores student data from an input file, computes and stores each student's test average, then prints a report to an output file, along with class averages.</text:span></text:p>
      <text:p text:style-name="P16"><text:bookmark text:name="_1lke2zsatfi1"/><text:span text:style-name="T4">Input File Format</text:span></text:p>
      <text:list xml:id="list1210244424" text:style-name="WWNum4">
        <text:list-item>
          <text:p text:style-name="P2">The first line of the input file will be a single integer number -- this value tells how many records are in the file.</text:p>
        </text:list-item>
        <text:list-item>
          <text:p text:style-name="P2">After this, each line represents one student record. Each record consists of the following fields (in this order), separated by commas:</text:p>
          <text:list>
            <text:list-item>
              <text:p text:style-name="P6">last name: a character string (assume no more than 20 characters)</text:p>
            </text:list-item>
            <text:list-item>
              <text:p text:style-name="P6">first name: a character string (assume no more than 20 characters)</text:p>
            </text:list-item>
            <text:list-item>
              <text:p text:style-name="P6">course: a single character. 'M' for math, 'H' for history, 'E' for English. Represents the course that the student is taking.</text:p>
            </text:list-item>
            <text:list-item>
              <text:p text:style-name="P6">Test 1 grade: an integer</text:p>
            </text:list-item>
            <text:list-item>
              <text:p text:style-name="P6">Test 2 grade: an integer</text:p>
            </text:list-item>
            <text:list-item>
              <text:p text:style-name="P6">Final exam grade: an integer</text:p>
            </text:list-item>
          </text:list>
        </text:list-item>
        <text:list-item>
          <text:p text:style-name="P2">You may assume that a file is in the correct format, and that the types and limits will be as described above</text:p>
        </text:list-item>
      </text:list>
      <text:p text:style-name="P16"><text:bookmark text:name="_nh1gawdaqphy"/><text:span text:style-name="T4">Program Details</text:span></text:p>
      <text:list xml:id="list3148243863" text:style-name="WWNum3">
        <text:list-item>
          <text:p text:style-name="P3">Create a structure type called Student. A variable of type Student should contain fields for the following:</text:p>
          <text:list>
            <text:list-item>
              <text:p text:style-name="P7">last name</text:p>
            </text:list-item>
            <text:list-item>
              <text:p text:style-name="P7">first name</text:p>
            </text:list-item>
            <text:list-item>
              <text:p text:style-name="P7">course</text:p>
            </text:list-item>
            <text:list-item>
              <text:p text:style-name="P7">test 1 grade</text:p>
            </text:list-item>
            <text:list-item>
              <text:p text:style-name="P7">test 2 grade</text:p>
            </text:list-item>
            <text:list-item>
              <text:p text:style-name="P7">final exam grade</text:p>
            </text:list-item>
            <text:list-item>
              <text:p text:style-name="P7">test average -- (use type double)</text:p>
            </text:list-item>
          </text:list>
        </text:list-item>
        <text:list-item>
          <text:p text:style-name="P3"><text:soft-page-break/>The other fields match the data described in the input file format section. Use C-strings for the last name and first name. </text:p>
        </text:list-item>
      </text:list>
      <text:p text:style-name="P1"><text:s/></text:p>
      <text:list xml:id="list211512973328567" text:continue-numbering="true" text:style-name="WWNum3">
        <text:list-item>
          <text:p text:style-name="P3">Your program should start by asking the user to type the names of the input and output files (in that order). Whenever a bad filename is entered, print an error message and prompt the user to re-enter the filename. </text:p>
        </text:list-item>
      </text:list>
      <text:p text:style-name="P1"><text:s/></text:p>
      <text:list xml:id="list211512734041354" text:continue-numbering="true" text:style-name="WWNum3">
        <text:list-item>
          <text:p text:style-name="P3">Open the input file and read the records into an array of Student structures. You'll need to create this array dynamically, because you won't know how many records there are until you start reading the file itself. The data from each record in the file should be stored in one Student structure (i.e. one array slot per student record) </text:p>
        </text:list-item>
      </text:list>
      <text:p text:style-name="P1"><text:s/></text:p>
      <text:list xml:id="list211514218553796" text:continue-numbering="true" text:style-name="WWNum3">
        <text:list-item>
          <text:p text:style-name="P3">For each student, compute the test average and store it in the test average member variable for that student struct. The test average should be computed according to the following weights for the tests:</text:p>
        </text:list-item>
      </text:list>
      <text:p text:style-name="P10">Test 1: <text:s text:c="5"/>30%<text:line-break/> <text:tab/>Test 2: <text:s text:c="5"/>30%<text:line-break/> <text:tab/>Final Exam: <text:s/>40%<text:line-break/></text:p>
      <text:list xml:id="list211513813662853" text:continue-numbering="true" text:style-name="WWNum3">
        <text:list-item>
          <text:p text:style-name="P3">Print a grade summary report to the output file, as specified below in the "Output File Format" section </text:p>
        </text:list-item>
      </text:list>
      <text:p text:style-name="P1"/>
      <text:list xml:id="list211513121370419" text:continue-numbering="true" text:style-name="WWNum3">
        <text:list-item>
          <text:p text:style-name="P3">Close the files and clean up any dynamically allocated space before ending the program</text:p>
        </text:list-item>
      </text:list>
      <text:p text:style-name="P1"/>
      <text:p text:style-name="P16"><text:bookmark text:name="_ujn9zo6v2wb7"/><text:span text:style-name="T4">Output File Format</text:span></text:p>
      <text:list xml:id="list1631229559" text:style-name="WWNum2">
        <text:list-item>
          <text:p text:style-name="P4">The summary report is to be sorted by course, with English first, then History, then Math. Each course's section in the summary should have a header, with the student detail records printed below</text:p>
        </text:list-item>
        <text:list-item>
          <text:p text:style-name="P4">The summary output of a student record should consist of:</text:p>
          <text:list>
            <text:list-item>
              <text:p text:style-name="P8">The student's name, in the format <text:span text:style-name="T6">lastName, firstName </text:span><text:s/>-- with no extra punctuation between the names.</text:p>
            </text:list-item>
            <text:list-item>
              <text:p text:style-name="P8">Test Average, printed to 2 decimal places</text:p>
            </text:list-item>
            <text:list-item>
              <text:p text:style-name="P8">Letter Grade of the test average, based on standard 10-point scale (i.e. 90-100 = A, 80-89.99 = B, etc.)</text:p>
            </text:list-item>
          </text:list>
        </text:list-item>
        <text:list-item>
          <text:p text:style-name="P4">After each course section, print the test average for the class. (This means there will be three class averages -- one for English, one for History, one for Math)</text:p>
        </text:list-item>
        <text:list-item>
          <text:p text:style-name="P4">See sample output file below to see the formatting</text:p>
        </text:list-item>
      </text:list>
      <text:p text:style-name="P1"/>
      <text:p text:style-name="P16"><text:bookmark text:name="_nbqrs3yygjsw"/><text:span text:style-name="T4">General Requirements</text:span></text:p>
      <text:list xml:id="list2413854973" text:style-name="WWNum1">
        <text:list-item>
          <text:p text:style-name="P5">No global variables, other than constants</text:p>
        </text:list-item>
        <text:list-item>
          <text:p text:style-name="P5">You may use any of these libraries:</text:p>
          <text:list>
            <text:list-item>
              <text:p text:style-name="P9">iostream</text:p>
            </text:list-item>
            <text:list-item>
              <text:p text:style-name="P9">iomanip</text:p>
            </text:list-item>
            <text:list-item>
              <text:p text:style-name="P9"><text:soft-page-break/>fstream</text:p>
            </text:list-item>
            <text:list-item>
              <text:p text:style-name="P9">cctype</text:p>
            </text:list-item>
            <text:list-item>
              <text:p text:style-name="P9">cstdlib</text:p>
            </text:list-item>
            <text:list-item>
              <text:p text:style-name="P9">cstring</text:p>
            </text:list-item>
          </text:list>
        </text:list-item>
        <text:list-item>
          <text:p text:style-name="P5">Write your source code so that it is readable and well-documented</text:p>
        </text:list-item>
        <text:list-item>
          <text:p text:style-name="P5">Part of assessing readability and style will be how well you break your program into appropriate <text:span text:style-name="T7">functions</text:span>. You should have at least one function in this program that takes in a Student structure, or the array of Students, as a parameter</text:p>
        </text:list-item>
      </text:list>
      <text:p text:style-name="P1"/>
      <text:p text:style-name="P13"><text:bookmark text:name="_qzeu7kxwusyr"/><text:span text:style-name="T2">Extra Credit</text:span></text:p>
      <text:p text:style-name="P1"><text:span text:style-name="T3">Within each subject in the output file, list the students in alphabetic order, sorted by </text:span><text:span text:style-name="T6">last name</text:span><text:span text:style-name="T3">. Do not change the given case (upper/lower case) of the names that were read from the input file when you </text:span><text:span text:style-name="T6">print</text:span><text:span text:style-name="T3"> the output file. However, this sort needs to be true alphabetical (not just the "lexicographical" sort).</text:span></text:p>
      <text:p text:style-name="P12"><draw:rect text:anchor-type="as-char" style:rel-width="100%" draw:z-index="0" draw:style-name="gr1" draw:text-style-name="P17" svg:width="0.0012in" svg:height="0.0213in"><text:p/></draw:rect></text:p>
      <text:p text:style-name="P13"><text:bookmark text:name="_1if0gze5l151"/><text:span text:style-name="T2">Sample Program Run</text:span></text:p>
      <text:p text:style-name="P1"><text:span text:style-name="T3">Here is one sample program run, on the sample input file linked previously. Note that this is just </text:span><text:span text:style-name="T7">one</text:span><text:span text:style-name="T3"> example. You can (and should) create your own test cases to test this program more fully. The keyboard/screen interaction is shown first (keyboard input is underlined), then the sample input file and output file contents are shown.</text:span></text:p>
      <text:p text:style-name="P12">Please enter the name of the input file.<text:line-break/>Filename: <text:span text:style-name="T8">test1.txt</text:span><text:line-break/>Please enter the name of the output file.<text:line-break/>Filename: <text:span text:style-name="T8">outfile1.txt</text:span><text:line-break/>Processing Complete<text:line-break/></text:p>
      <text:p text:style-name="P12"><draw:rect text:anchor-type="as-char" style:rel-width="100%" draw:z-index="1" draw:style-name="gr1" draw:text-style-name="P17" svg:width="0.0012in" svg:height="0.0213in"><text:p/></draw:rect></text:p>
      <text:p text:style-name="P16"><text:bookmark text:name="_1u563k99nuhk"/><text:span text:style-name="T4">Sample Input File</text:span></text:p>
      <text:p text:style-name="P1">8<text:line-break/>Bunny,Bugs,M,99,96,93<text:line-break/>Schmuckatelli,Joe,H,88,75,90<text:line-break/>Dipwart,Marvin,E,95,76,88<text:line-break/>Phebus,Billy Joe Bob,M,75,72,91<text:line-break/>Polinski,Axelrod,E,42,67,73<text:line-break/>Gillian,Vince,H,60,68,51<text:line-break/>Crack Corn,Jimmy,M,59,78,68<text:line-break/>Kirk,James T.,E,80,68,88<text:line-break/></text:p>
      <text:p text:style-name="P12"/>
      <text:p text:style-name="P12"><draw:rect text:anchor-type="as-char" style:rel-width="100%" draw:z-index="2" draw:style-name="gr1" draw:text-style-name="P17" svg:width="0.0012in" svg:height="0.0213in"><text:p/></draw:rect></text:p>
      <text:p text:style-name="P16"><text:bookmark text:name="_cnb804hh7ilh"/><text:span text:style-name="T4">Output File Contents (after the program run)</text:span></text:p>
      <text:p text:style-name="P1"><text:span text:style-name="T9">Student Grade Summary<text:line-break/>---------------------<text:line-break/><text:line-break/>ENGLISH CLASS<text:line-break/><text:line-break/>Student Name <text:s text:c="28"/>Test Avg <text:s/>Grade<text:line-break/>----------------------------------------------------------------<text:line-break/>Dipwar, Marvin <text:s text:c="29"/>86.50 <text:s text:c="3"/>B<text:line-break/>Polinski, Axelrod <text:s text:c="26"/>61.90 <text:s text:c="3"/>D<text:line-break/>Kirk, James T. <text:s text:c="29"/>79.60 <text:s text:c="3"/>C<text:line-break/><text:line-break/>Class Average<text:tab/><text:tab/><text:tab/> <text:s text:c="15"/><text:tab/>76.00<text:tab/> <text:s text:c="3"/>C<text:line-break/>----------------------------------------------------------------<text:line-break/><text:line-break/><text:line-break/>HISTORY CLASS<text:line-break/><text:line-break/>Student Name <text:s text:c="28"/>Test Avg <text:s/>Grade<text:line-break/>----------------------------------------------------------------<text:line-break/>Schmuckatelli, Joe <text:s text:c="25"/>84.90 <text:s text:c="3"/>B<text:line-break/>Lewinsky, Monica <text:s text:c="27"/>58.80 <text:s text:c="3"/>F<text:line-break/><text:line-break/>Class Average <text:s text:c="14"/><text:tab/><text:tab/><text:tab/>71.85 <text:s text:c="3"/>C<text:line-break/>----------------------------------------------------------------<text:line-break/><text:line-break/><text:line-break/>MATH CLASS<text:line-break/><text:line-break/>Student Name <text:s text:c="28"/>Test Avg <text:s/>Grade<text:line-break/>----------------------------------------------------------------<text:line-break/>Bunny, Bugs <text:s text:c="32"/>95.70 <text:s text:c="3"/>A<text:line-break/>Phebus, Billy Joe Bob <text:s text:c="22"/>80.50 <text:s text:c="3"/>B<text:line-break/>Corn, Jimmy Crack <text:s text:c="26"/>68.30 <text:s text:c="3"/>D<text:line-break/><text:line-break/>Class Average <text:s text:c="2"/><text:tab/><text:tab/><text:tab/> <text:s text:c="11"/><text:tab/>81.50 <text:s text:c="3"/>B<text:line-break/>----------------------------------------------------------------<text:line-break/></text:span></text:p>
      <text:p text:style-name="P12"><draw:rect text:anchor-type="as-char" style:rel-width="100%" draw:z-index="3" draw:style-name="gr1" draw:text-style-name="P17" svg:width="0.0012in" svg:height="0.0213in"><text:p/></draw:rect></text:p>
      <text:p text:style-name="Heading_20_3"><text:bookmark text:name="_ra3lwltvfwae"/><text:span text:style-name="T5">Submit:</text:span></text:p>
      <text:p text:style-name="P11">So that your output matches on hypergrade you should use the following formatting:</text:p>
      <text:p text:style-name="P11"><text:s/></text:p>
      <text:p text:style-name="P11">Student Name (width is 37, left justified) then Test Avg (width is 13, left justified), then Grade</text:p>
      <text:p text:style-name="P11">Dashed line containing 64 dashes</text:p>
      <text:p text:style-name="P11"><text:soft-page-break/>Name (width is 40, left justified), avg (width 8, left justified), grade (width 6, right justified)</text:p>
      <text:p text:style-name="P11">Class Average (width is 40, left justified), avg (width 8, left justified), grade (width 6, right justified)</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4" meta:word-count="978" meta:character-count="6437" meta:non-whitespace-character-count="5134"/>
    <meta:generator>LibreOfficeDev/6.0.5.2$Linux_X86_64 LibreOffice_project/</meta:generator>
  </office:meta>
</office:document-meta>
</file>